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введите число а:</text:p>
          </table:table-cell>
          <table:covered-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1 </text:p>
          </table:table-cell>
          <table:table-cell office:value-type="string" calcext:value-type="string">
            <text:p>стекпень2</text:p>
          </table:table-cell>
          <table:table-cell office:value-type="string" calcext:value-type="string">
            <text:p>степень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C$1]^[.A4:.A5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C$1]^[.A4:.A50]" office:value-type="float" office:value="9" calcext:value-type="float">
            <text:p>9</text:p>
          </table:table-cell>
          <table:table-cell table:formula="of:=[.C$1]^[.A4:.A50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C$1]^[.A4:.A50]" office:value-type="float" office:value="27" calcext:value-type="float">
            <text:p>27</text:p>
          </table:table-cell>
          <table:table-cell table:formula="of:=[.C$1]^[.A4:.A50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C$1]^[.A4:.A50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C$1]^[.A4:.A50]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C$1]^[.A4:.A50]"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C$1]^[.A4:.A50]"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C$1]^[.A4:.A50]" office:value-type="float" office:value="6561" calcext:value-type="float">
            <text:p>6561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C$1]^[.A4:.A50]" office:value-type="float" office:value="19683" calcext:value-type="float">
            <text:p>19683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[.C$1]^[.A4:.A50]" office:value-type="float" office:value="59049" calcext:value-type="float">
            <text:p>59049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[.C$1]^[.A4:.A50]" office:value-type="float" office:value="177147" calcext:value-type="float">
            <text:p>177147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C$1]^[.A4:.A50]" office:value-type="float" office:value="531441" calcext:value-type="float">
            <text:p>531441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C$1]^[.A4:.A50]" office:value-type="float" office:value="1594323" calcext:value-type="float">
            <text:p>1594323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[.C$1]^[.A4:.A50]" office:value-type="float" office:value="4782969" calcext:value-type="float">
            <text:p>4782969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C$1]^[.A4:.A50]" office:value-type="float" office:value="14348907" calcext:value-type="float">
            <text:p>14348907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C$1]^[.A4:.A50]" office:value-type="float" office:value="43046721" calcext:value-type="float">
            <text:p>43046721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C$1]^[.A4:.A50]" office:value-type="float" office:value="129140163" calcext:value-type="float">
            <text:p>129140163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[.C$1]^[.A4:.A50]" office:value-type="float" office:value="387420489" calcext:value-type="float">
            <text:p>387420489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[.C$1]^[.A4:.A50]" office:value-type="float" office:value="1162261467" calcext:value-type="float">
            <text:p>1162261467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[.C$1]^[.A4:.A50]" office:value-type="float" office:value="3486784401" calcext:value-type="float">
            <text:p>3486784401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[.C$1]^[.A4:.A50]" office:value-type="float" office:value="10460353203" calcext:value-type="float">
            <text:p>10460353203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[.C$1]^[.A4:.A50]" office:value-type="float" office:value="31381059609" calcext:value-type="float">
            <text:p>31381059609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[.C$1]^[.A4:.A50]" office:value-type="float" office:value="94143178827" calcext:value-type="float">
            <text:p>94143178827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[.C$1]^[.A4:.A50]" office:value-type="float" office:value="282429536481" calcext:value-type="float">
            <text:p>282429536481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[.C$1]^[.A4:.A50]" office:value-type="float" office:value="847288609443" calcext:value-type="float">
            <text:p>847288609443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[.C$1]^[.A4:.A50]" office:value-type="float" office:value="2541865828329" calcext:value-type="float">
            <text:p>2541865828329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[.C$1]^[.A4:.A50]" office:value-type="float" office:value="7625597484987" calcext:value-type="float">
            <text:p>7625597484987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[.C$1]^[.A4:.A50]" office:value-type="float" office:value="22876792454961" calcext:value-type="float">
            <text:p>22876792454961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[.C$1]^[.A4:.A50]" office:value-type="float" office:value="68630377364883" calcext:value-type="float">
            <text:p>68630377364883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[.C$1]^[.A4:.A50]" office:value-type="float" office:value="205891132094649" calcext:value-type="float">
            <text:p>205891132094649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[.C$1]^[.A4:.A50]" office:value-type="float" office:value="617673396283947" calcext:value-type="float">
            <text:p>617673396283947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[.C$1]^[.A4:.A50]" office:value-type="float" office:value="1853020188851841" calcext:value-type="float">
            <text:p>1853020188851841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[.C$1]^[.A4:.A50]" office:value-type="float" office:value="5559060566555523" calcext:value-type="float">
            <text:p>5559060566555523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[.C$1]^[.A4:.A50]" office:value-type="float" office:value="1.66771816996666E+016" calcext:value-type="float">
            <text:p>1,66771816996666E+016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[.C$1]^[.A4:.A50]" office:value-type="float" office:value="5.00315450989997E+016" calcext:value-type="float">
            <text:p>5,00315450989997E+016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[.C$1]^[.A4:.A50]" office:value-type="float" office:value="1.50094635296999E+017" calcext:value-type="float">
            <text:p>1,50094635296999E+017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[.C$1]^[.A4:.A50]" office:value-type="float" office:value="4.50283905890997E+017" calcext:value-type="float">
            <text:p>4,50283905890997E+017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[.C$1]^[.A4:.A50]" office:value-type="float" office:value="1.35085171767299E+018" calcext:value-type="float">
            <text:p>1,35085171767299E+018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[.C$1]^[.A4:.A50]" office:value-type="float" office:value="4.05255515301898E+018" calcext:value-type="float">
            <text:p>4,05255515301898E+018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[.C$1]^[.A4:.A50]" office:value-type="float" office:value="1.21576654590569E+019" calcext:value-type="float">
            <text:p>1,21576654590569E+019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[.C$1]^[.A4:.A50]" office:value-type="float" office:value="3.64729963771708E+019" calcext:value-type="float">
            <text:p>3,64729963771708E+019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[.C$1]^[.A4:.A50]" office:value-type="float" office:value="1.09418989131512E+020" calcext:value-type="float">
            <text:p>1,09418989131512E+020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[.C$1]^[.A4:.A50]" office:value-type="float" office:value="3.28256967394537E+020" calcext:value-type="float">
            <text:p>3,28256967394537E+020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[.C$1]^[.A4:.A50]" office:value-type="float" office:value="9.84770902183611E+020" calcext:value-type="float">
            <text:p>9,84770902183611E+020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[.C$1]^[.A4:.A50]" office:value-type="float" office:value="2.95431270655083E+021" calcext:value-type="float">
            <text:p>2,95431270655083E+021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[.C$1]^[.A4:.A50]" office:value-type="float" office:value="8.8629381196525E+021" calcext:value-type="float">
            <text:p>8,8629381196525E+021</text:p>
          </table:table-cell>
          <table:table-cell table:number-columns-repeated="2"/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0:21:52.18933831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0:21:55.452685423</meta:creation-date>
    <dc:title>Таблица</dc:title>
    <meta:generator>LibreOffice/7.6.7.2$Linux_X86_64 LibreOffice_project/60$Build-2</meta:generator>
    <meta:editing-duration>PT10M50S</meta:editing-duration>
    <meta:editing-cycles>2</meta:editing-cycles>
    <dc:date>2026-04-27T10:36:26.943591081</dc:date>
    <meta:document-statistic meta:table-count="1" meta:cell-count="102" meta:object-count="0"/>
  </office:meta>
</office:document-meta>
</file>